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3.7508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8398in"/>
    </style:style>
    <style:style style:name="co5" style:family="table-column">
      <style:table-column-properties fo:break-before="auto" style:column-width="1.9957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1.6874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33cc66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number-columns-repeated="1012" table:default-cell-style-name="ce3"/>
        <table:table-row table:style-name="ro1">
          <table:table-cell office:value-type="string">
            <text:p>quantity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Type</text:p>
          </table:table-cell>
          <table:table-cell office:value-type="string">
            <text:p>Alternate</text:p>
          </table:table-cell>
          <table:table-cell office:value-type="string">
            <text:p>On Hand</text:p>
          </table:table-cell>
          <table:table-cell office:value-type="string">
            <text:p>To Order</text:p>
          </table:table-cell>
          <table:table-cell office:value-type="string">
            <text:p>Order QTY</text:p>
          </table:table-cell>
          <table:table-cell office:value-type="string">
            <text:p>Digikey P/N</text:p>
          </table:table-cell>
          <table:table-cell office:value-type="string">
            <text:p>each</text:p>
          </table:table-cell>
          <table:table-cell office:value-type="string">
            <text:p>total to buy</text:p>
          </table:table-cell>
          <table:table-cell office:value-type="string">
            <text:p>CTM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apacitors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C1,C5,47,48</text:p>
          </table:table-cell>
          <table:table-cell office:value-type="string">
            <text:p>10uF</text:p>
          </table:table-cell>
          <table:table-cell table:style-name="ce6" office:value-type="string">
            <text:p>TANTALUM 10UF 35V 10% RADIAL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style-name="ce10" office:value-type="string">
            <text:p><text:a xlink:href="http://search.digikey.com/us/en/products/TAP106K035CCS/478-4171-ND/1212726">478-4171-ND</text:a></text:p>
          </table:table-cell>
          <table:table-cell office:value-type="float" office:value="1.39">
            <text:p>1.39</text:p>
          </table:table-cell>
          <table:table-cell table:style-name="ce14" table:formula="of:=([.G3]*[.J3])" office:value-type="currency" office:currency="USD" office:value="5.56">
            <text:p>$5.56</text:p>
          </table:table-cell>
          <table:table-cell table:style-name="ce14" table:formula="of:=([.A3]*[.J3])" office:value-type="currency" office:currency="USD" office:value="5.56">
            <text:p>$5.56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C2,3,4,8,20,27,37,38,44,45,46</text:p>
          </table:table-cell>
          <table:table-cell office:value-type="string">
            <text:p>0.22uF</text:p>
          </table:table-cell>
          <table:table-cell table:style-name="ce7" office:value-type="string">
            <text:p>CERAMIC 0.22UF 50V 10% RADIAL,X7R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style-name="ce10" office:value-type="string">
            <text:p><text:a xlink:href="http://search.digikey.com/us/en/products/C322C224K5R5TA/399-4353-ND/818129">399-4353-ND</text:a></text:p>
          </table:table-cell>
          <table:table-cell table:style-name="ce14" office:value-type="currency" office:currency="USD" office:value="0.65">
            <text:p>$0.65</text:p>
          </table:table-cell>
          <table:table-cell table:style-name="ce14" table:formula="of:=([.G4]*[.J4])" office:value-type="currency" office:currency="USD" office:value="7.15">
            <text:p>$7.15</text:p>
          </table:table-cell>
          <table:table-cell table:style-name="ce14" table:formula="of:=([.A4]*[.J4])" office:value-type="currency" office:currency="USD" office:value="7.15">
            <text:p>$7.15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6,14,15,16,17,22,26,28,29,32,33,34,35,39,41</text:p>
          </table:table-cell>
          <table:table-cell office:value-type="string">
            <text:p>0.1uF / 100n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style-name="ce12" office:value-type="string">
            <text:p><text:a xlink:href="http://search.digikey.com/us/en/products/C322C104M1U5TA/399-4330-ND/818106">399-4330-ND</text:a></text:p>
          </table:table-cell>
          <table:table-cell table:style-name="ce14" office:value-type="currency" office:currency="USD" office:value="0.31">
            <text:p>$0.31</text:p>
          </table:table-cell>
          <table:table-cell table:style-name="ce14" table:formula="of:=([.G5]*[.J5])" office:value-type="currency" office:currency="USD" office:value="4.65">
            <text:p>$4.65</text:p>
          </table:table-cell>
          <table:table-cell table:style-name="ce14" table:formula="of:=([.A5]*[.J5])" office:value-type="currency" office:currency="USD" office:value="4.65">
            <text:p>$4.65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6.8n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FK20C0G1H683J/445-4755-ND/2050104">445-4755-ND</text:a></text:p>
          </table:table-cell>
          <table:table-cell table:style-name="ce14" office:value-type="currency" office:currency="USD" office:value="1.52">
            <text:p>$1.52</text:p>
          </table:table-cell>
          <table:table-cell table:style-name="ce14" table:formula="of:=([.G6]*[.J6])" office:value-type="currency" office:currency="USD" office:value="0">
            <text:p>$0.00</text:p>
          </table:table-cell>
          <table:table-cell table:style-name="ce14" table:formula="of:=([.A6]*[.J6])" office:value-type="currency" office:currency="USD" office:value="1.52">
            <text:p>$1.52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680p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RPE5C2A681J2P1B03B/490-3664-ND/946300">490-3664-ND</text:a></text:p>
          </table:table-cell>
          <table:table-cell table:style-name="ce14" office:value-type="currency" office:currency="USD" office:value="0.46">
            <text:p>$0.46</text:p>
          </table:table-cell>
          <table:table-cell table:style-name="ce14" table:formula="of:=([.G7]*[.J7])" office:value-type="currency" office:currency="USD" office:value="0">
            <text:p>$0.00</text:p>
          </table:table-cell>
          <table:table-cell table:style-name="ce14" table:formula="of:=([.A7]*[.J7])" office:value-type="currency" office:currency="USD" office:value="0.46">
            <text:p>$0.46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0,11</text:p>
          </table:table-cell>
          <table:table-cell office:value-type="string">
            <text:p>22pF</text:p>
          </table:table-cell>
          <table:table-cell table:style-name="ce9"/>
          <table:table-cell office:value-type="string">
            <text:p>X7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/>
          <table:table-cell table:style-name="ce14"/>
          <table:table-cell table:style-name="ce14" table:formula="of:=([.G8]*[.J8])" office:value-type="currency" office:currency="USD" office:value="0">
            <text:p>$0.00</text:p>
          </table:table-cell>
          <table:table-cell table:style-name="ce14" table:formula="of:=([.A8]*[.J8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2,13</text:p>
          </table:table-cell>
          <table:table-cell office:value-type="string">
            <text:p>10u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2" office:value-type="string">
            <text:p><text:a xlink:href="http://search.digikey.com/us/en/products/FK22X7R1E106K/445-2898-ND/1008924">445-2898-ND</text:a></text:p>
          </table:table-cell>
          <table:table-cell table:style-name="ce14" office:value-type="currency" office:currency="USD" office:value="1.14">
            <text:p>$1.14</text:p>
          </table:table-cell>
          <table:table-cell table:style-name="ce14" table:formula="of:=([.G9]*[.J9])" office:value-type="currency" office:currency="USD" office:value="2.28">
            <text:p>$2.28</text:p>
          </table:table-cell>
          <table:table-cell table:style-name="ce14" table:formula="of:=([.A9]*[.J9])" office:value-type="currency" office:currency="USD" office:value="2.28">
            <text:p>$2.28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47u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10]*[.J10])" office:value-type="currency" office:currency="USD" office:value="0">
            <text:p>$0.00</text:p>
          </table:table-cell>
          <table:table-cell table:style-name="ce14" table:formula="of:=([.A10]*[.J10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9</text:p>
          </table:table-cell>
          <table:table-cell office:value-type="string">
            <text:p>22u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11]*[.J11])" office:value-type="currency" office:currency="USD" office:value="0">
            <text:p>$0.00</text:p>
          </table:table-cell>
          <table:table-cell table:style-name="ce14" table:formula="of:=([.A11]*[.J11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0.33u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<text:a xlink:href="http://search.digikey.com/us/en/products/C330C334K5R5TA/399-4408-ND/818184">399-4408-ND</text:a></text:p>
          </table:table-cell>
          <table:table-cell table:style-name="ce14" office:value-type="currency" office:currency="USD" office:value="0.83">
            <text:p>$0.83</text:p>
          </table:table-cell>
          <table:table-cell table:style-name="ce14" table:formula="of:=([.G12]*[.J12])" office:value-type="currency" office:currency="USD" office:value="0.83">
            <text:p>$0.83</text:p>
          </table:table-cell>
          <table:table-cell table:style-name="ce14" table:formula="of:=([.A12]*[.J12])" office:value-type="currency" office:currency="USD" office:value="0.83">
            <text:p>$0.8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3</text:p>
          </table:table-cell>
          <table:table-cell office:value-type="string">
            <text:p>0.01uF</text:p>
          </table:table-cell>
          <table:table-cell table:style-name="ce7" office:value-type="string">
            <text:p>CERAMIC 0.01UF 50V 10% RADI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C322C103K5R5TA/399-4326-ND/818102">399-4326-ND</text:a></text:p>
          </table:table-cell>
          <table:table-cell table:style-name="ce14" office:value-type="currency" office:currency="USD" office:value="0.32">
            <text:p>$0.32</text:p>
          </table:table-cell>
          <table:table-cell table:style-name="ce14" table:formula="of:=([.G13]*[.J13])" office:value-type="currency" office:currency="USD" office:value="0">
            <text:p>$0.00</text:p>
          </table:table-cell>
          <table:table-cell table:style-name="ce14" table:formula="of:=([.A13]*[.J13])" office:value-type="currency" office:currency="USD" office:value="0.32">
            <text:p>$0.32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4,25</text:p>
          </table:table-cell>
          <table:table-cell office:value-type="string">
            <text:p>1nF</text:p>
          </table:table-cell>
          <table:table-cell table:style-name="ce7"/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4" table:number-columns-repeated="3"/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30,31,36,43</text:p>
          </table:table-cell>
          <table:table-cell office:value-type="string">
            <text:p>1u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style-name="ce12"/>
          <table:table-cell table:style-name="ce14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40</text:p>
          </table:table-cell>
          <table:table-cell office:value-type="string">
            <text:p>4.7uF</text:p>
          </table:table-cell>
          <table:table-cell table:style-name="ce8"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16]*[.J16])" office:value-type="currency" office:currency="USD" office:value="0">
            <text:p>$0.00</text:p>
          </table:table-cell>
          <table:table-cell table:style-name="ce14" table:formula="of:=([.A16]*[.J16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42</text:p>
          </table:table-cell>
          <table:table-cell office:value-type="string">
            <text:p>10nF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style-name="ce12"/>
          <table:table-cell table:style-name="ce14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Diodes/LEDs</text:p>
          </table:table-cell>
          <table:table-cell table:number-columns-repeated="6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 (CEL)</text:p>
          </table:table-cell>
          <table:table-cell office:value-type="string">
            <text:p>LED-Amb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20]*[.J20])" office:value-type="currency" office:currency="USD" office:value="0">
            <text:p>$0.00</text:p>
          </table:table-cell>
          <table:table-cell table:style-name="ce14" table:formula="of:=([.A20]*[.J20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2,3</text:p>
          </table:table-cell>
          <table:table-cell office:value-type="string">
            <text:p>1N5919BG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<text:a xlink:href="http://search.digikey.com/us/en/products/1N5919BG/1N5919BGOS-ND/1474237">1N5919BGOS-ND</text:a></text:p>
          </table:table-cell>
          <table:table-cell table:style-name="ce14" office:value-type="currency" office:currency="USD" office:value="0.46">
            <text:p>$0.46</text:p>
          </table:table-cell>
          <table:table-cell table:style-name="ce14" table:formula="of:=([.G21]*[.J21])" office:value-type="currency" office:currency="USD" office:value="0.92">
            <text:p>$0.92</text:p>
          </table:table-cell>
          <table:table-cell table:style-name="ce14" table:formula="of:=([.A21]*[.J21])" office:value-type="currency" office:currency="USD" office:value="0.92">
            <text:p>$0.9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4,5,33,34</text:p>
          </table:table-cell>
          <table:table-cell office:value-type="string">
            <text:p>LED-Green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WP132XGD/754-1210-ND/1747609">754-1210-ND</text:a>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table:formula="of:=([.G22]*[.J22])" office:value-type="currency" office:currency="USD" office:value="0">
            <text:p>$0.00</text:p>
          </table:table-cell>
          <table:table-cell table:style-name="ce14" table:formula="of:=([.A22]*[.J22])" office:value-type="currency" office:currency="USD" office:value="0.4">
            <text:p>$0.4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6,7,8,9,10,11,12,13,14,15,16,17</text:p>
          </table:table-cell>
          <table:table-cell office:value-type="string">
            <text:p>1N5818-T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12"/>
          <table:table-cell table:style-name="ce14"/>
          <table:table-cell table:style-name="ce14" table:formula="of:=([.G23]*[.J23])" office:value-type="currency" office:currency="USD" office:value="0">
            <text:p>$0.00</text:p>
          </table:table-cell>
          <table:table-cell table:style-name="ce14" table:formula="of:=([.A23]*[.J23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18,19,20,21,22,23,30</text:p>
          </table:table-cell>
          <table:table-cell office:value-type="string">
            <text:p>LED-Re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12" office:value-type="string">
            <text:p><text:a xlink:href="http://search.digikey.com/us/en/products/WP132XID/754-1211-ND/1747610">754-1211-ND</text:a></text:p>
          </table:table-cell>
          <table:table-cell table:style-name="ce14" office:value-type="currency" office:currency="USD" office:value="0.11">
            <text:p>$0.11</text:p>
          </table:table-cell>
          <table:table-cell table:style-name="ce14" table:formula="of:=([.G24]*[.J24])" office:value-type="currency" office:currency="USD" office:value="0">
            <text:p>$0.00</text:p>
          </table:table-cell>
          <table:table-cell table:style-name="ce14" table:formula="of:=([.A24]*[.J24])" office:value-type="currency" office:currency="USD" office:value="0.77">
            <text:p>$0.77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24,25,26,27,28,29,31</text:p>
          </table:table-cell>
          <table:table-cell office:value-type="string">
            <text:p>1N4148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25]*[.J25])" office:value-type="currency" office:currency="USD" office:value="0">
            <text:p>$0.00</text:p>
          </table:table-cell>
          <table:table-cell table:style-name="ce14" table:formula="of:=([.A25]*[.J25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32</text:p>
          </table:table-cell>
          <table:table-cell office:value-type="string">
            <text:p>1N40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26]*[.J26])" office:value-type="currency" office:currency="USD" office:value="0">
            <text:p>$0.00</text:p>
          </table:table-cell>
          <table:table-cell table:style-name="ce14" table:formula="of:=([.A26]*[.J26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Connectors/Jacks</text:p>
          </table:table-cell>
          <table:table-cell table:number-columns-repeated="6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_B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67068-8000/WM17113-ND/773801">WM17113-ND</text:a></text:p>
          </table:table-cell>
          <table:table-cell table:style-name="ce14" office:value-type="currency" office:currency="USD" office:value="1.79">
            <text:p>$1.79</text:p>
          </table:table-cell>
          <table:table-cell table:style-name="ce14" table:formula="of:=([.G29]*[.J29])" office:value-type="currency" office:currency="USD" office:value="0">
            <text:p>$0.00</text:p>
          </table:table-cell>
          <table:table-cell table:style-name="ce14" table:formula="of:=([.A29]*[.J29])" office:value-type="currency" office:currency="USD" office:value="1.79">
            <text:p>$1.79</text:p>
          </table:table-cell>
          <table:table-cell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TE Connectivity Recepticle</text:p>
          </table:table-cell>
          <table:table-cell table:style-name="ce10" office:value-type="string">
            <text:p><text:a xlink:href="http://www.te.com/catalog/bin/TE.Connect?C=1&amp;M=BYPN&amp;TCPN=6437288-1&amp;RQPN=6437288-1&amp;s_cid=SAM4">6437288-1</text:a></text:p>
          </table:table-cell>
          <table:table-cell office:value-type="string">
            <text:p>Awaiting Sampl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2"/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PLUG</text:p>
          </table:table-cell>
          <table:table-cell office:value-type="string">
            <text:p>TE Connectivity Plug</text:p>
          </table:table-cell>
          <table:table-cell table:style-name="ce10" office:value-type="string">
            <text:p><text:a xlink:href="http://www.te.com/catalog/bin/TE.Connect?C=1&amp;M=BYPN&amp;TCPN=4-1437290-0&amp;RQPN=4-1437290-0&amp;s_cid=SAM4">4-1437290-0</text:a>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2"/>
          <table:table-cell table:style-name="ce14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12"/>
          <table:table-cell table:style-name="ce14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Pin Headers</text:p>
          </table:table-cell>
          <table:table-cell table:number-columns-repeated="6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Load1,P20,21</text:p>
          </table:table-cell>
          <table:table-cell office:value-type="string">
            <text:p>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<text:a xlink:href="http://search.digikey.com/us/en/products/TSW-150-07-L-S/SAM1031-50-ND/1101377">SAM1031-50-ND</text:a></text:p>
          </table:table-cell>
          <table:table-cell table:style-name="ce14" office:value-type="currency" office:currency="USD" office:value="3.11">
            <text:p>$3.11</text:p>
          </table:table-cell>
          <table:table-cell table:style-name="ce14" table:formula="of:=([.G34]*[.J34])" office:value-type="currency" office:currency="USD" office:value="0">
            <text:p>$0.00</text:p>
          </table:table-cell>
          <table:table-cell table:style-name="ce14" table:formula="of:=([.A34]*[.J34])" office:value-type="currency" office:currency="USD" office:value="3.11">
            <text:p>$3.11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BDM 3x2 0.100” Pin Header</text:p>
          </table:table-cell>
          <table:table-cell office:value-type="string">
            <text:p>Two Row 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35]*[.J35])" office:value-type="currency" office:currency="USD" office:value="0">
            <text:p>$0.00</text:p>
          </table:table-cell>
          <table:table-cell table:style-name="ce14" table:formula="of:=([.A35]*[.J35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MOSFETs</text:p>
          </table:table-cell>
          <table:table-cell table:number-columns-repeated="6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2" office:value-type="float" office:value="7">
            <text:p>7</text:p>
          </table:table-cell>
          <table:table-cell office:value-type="string">
            <text:p>Q1,2,3,4,5,6,7</text:p>
          </table:table-cell>
          <table:table-cell table:style-name="Default" office:value-type="string">
            <text:p>VND14NV04 <text:a xlink:href="http://search.digikey.com/us/en/products/VND14NV04/497-10037-5-ND/2139644">497-10037-5-ND</text:a></text:p>
          </table:table-cell>
          <table:table-cell table:style-name="Default"/>
          <table:table-cell office:value-type="string">
            <text:p>VND7NV04 <text:a xlink:href="http://search.digikey.com/us/en/products/VND7NV04/497-2669-5-ND/603694">497-2669-5-ND</text:a>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style-name="ce10" office:value-type="string">
            <text:p><text:a xlink:href="http://search.digikey.com/us/en/products/VND14NV04/497-10037-5-ND/2139644">497-10037-5-ND</text:a></text:p>
          </table:table-cell>
          <table:table-cell table:style-name="ce14" office:value-type="currency" office:currency="USD" office:value="2.38">
            <text:p>$2.38</text:p>
          </table:table-cell>
          <table:table-cell table:style-name="ce14" table:formula="of:=([.G38]*[.J38])" office:value-type="currency" office:currency="USD" office:value="16.66">
            <text:p>$16.66</text:p>
          </table:table-cell>
          <table:table-cell table:style-name="ce14" table:formula="of:=([.A38]*[.J38])" office:value-type="currency" office:currency="USD" office:value="16.66">
            <text:p>$16.66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Resistors</text:p>
          </table:table-cell>
          <table:table-cell table:number-columns-repeated="6"/>
          <table:table-cell table:style-name="ce12"/>
          <table:table-cell table:style-name="ce1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R1,2,3,4,5,11,12,16,17,18,19,59,60</text:p>
          </table:table-cell>
          <table:table-cell office:value-type="string">
            <text:p>10k</text:p>
          </table:table-cell>
          <table:table-cell table:style-name="ce11" office:value-type="string">
            <text:p>RES 10K OHM 1/4W 5% CARBON FILM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10" office:value-type="string">
            <text:p><text:a xlink:href="http://search.digikey.com/us/en/products/CFR-25JB-10K/10KQBK-ND/338">10KQBK-ND</text:a></text:p>
          </table:table-cell>
          <table:table-cell table:style-name="ce14" office:value-type="currency" office:currency="USD" office:value="0.082">
            <text:p>$0.08</text:p>
          </table:table-cell>
          <table:table-cell table:style-name="ce14" table:formula="of:=([.G41]*[.J41])" office:value-type="currency" office:currency="USD" office:value="0.82">
            <text:p>$0.82</text:p>
          </table:table-cell>
          <table:table-cell table:style-name="ce14" table:formula="of:=([.A41]*[.J41])" office:value-type="currency" office:currency="USD" office:value="1.066">
            <text:p>$1.07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3.3k</text:p>
          </table:table-cell>
          <table:table-cell table:style-name="ce7" office:value-type="string">
            <text:p>RES MF 1/4W 3.3K OHM 1% AXIAL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0" office:value-type="string">
            <text:p><text:a xlink:href="http://search.digikey.com/us/en/products/RNMF14FTC3K30/S3.3KCACT-ND/2617498">S3.3KCACT-ND</text:a></text:p>
          </table:table-cell>
          <table:table-cell table:style-name="ce14" office:value-type="currency" office:currency="USD" office:value="0.14">
            <text:p>$0.14</text:p>
          </table:table-cell>
          <table:table-cell table:style-name="ce14" table:formula="of:=([.G42]*[.J42])" office:value-type="currency" office:currency="USD" office:value="0.14">
            <text:p>$0.14</text:p>
          </table:table-cell>
          <table:table-cell table:style-name="ce14" table:formula="of:=([.A42]*[.J42])" office:value-type="currency" office:currency="USD" office:value="0.14">
            <text:p>$0.14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R7,13,21,22,30,54</text:p>
          </table:table-cell>
          <table:table-cell office:value-type="string">
            <text:p>1k</text:p>
          </table:table-cell>
          <table:table-cell table:style-name="ce11" office:value-type="string">
            <text:p>RES 1.0K OHM 1/4W 5% CARBON FIL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style-name="ce12" office:value-type="string">
            <text:p><text:a xlink:href="http://search.digikey.com/us/en/products/CFR-25JB-1K0/1.0KQBK-ND/96">1.0KQBK-ND</text:a></text:p>
          </table:table-cell>
          <table:table-cell table:style-name="ce14" office:value-type="currency" office:currency="USD" office:value="0.082">
            <text:p>$0.08</text:p>
          </table:table-cell>
          <table:table-cell table:style-name="ce14" table:formula="of:=([.G43]*[.J43])" office:value-type="currency" office:currency="USD" office:value="0.82">
            <text:p>$0.82</text:p>
          </table:table-cell>
          <table:table-cell table:style-name="ce14" table:formula="of:=([.A43]*[.J43])" office:value-type="currency" office:currency="USD" office:value="0.492">
            <text:p>$0.49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R8,47,48,49,50,51,52,53,56,61</text:p>
          </table:table-cell>
          <table:table-cell office:value-type="string">
            <text:p>2.4k</text:p>
          </table:table-cell>
          <table:table-cell table:style-name="ce11" office:value-type="string">
            <text:p>RES 2.4K OHM 1/4W 5% CARBON FIL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style-name="ce10" office:value-type="string">
            <text:p><text:a xlink:href="http://search.digikey.com/us/en/products/CFR-25JB-2K4/2.4KQBK-ND/675">2.4KQBK-ND</text:a></text:p>
          </table:table-cell>
          <table:table-cell table:style-name="ce14" office:value-type="currency" office:currency="USD" office:value="0.082">
            <text:p>$0.08</text:p>
          </table:table-cell>
          <table:table-cell table:style-name="ce14" table:formula="of:=([.G44]*[.J44])" office:value-type="currency" office:currency="USD" office:value="0.82">
            <text:p>$0.82</text:p>
          </table:table-cell>
          <table:table-cell table:style-name="ce14" table:formula="of:=([.A44]*[.J44])" office:value-type="currency" office:currency="USD" office:value="0.82">
            <text:p>$0.82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1.6k</text:p>
          </table:table-cell>
          <table:table-cell table:style-name="ce11" office:value-type="string">
            <text:p>RES 1.6K OHM 1/4W 5% CARBON FIL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2" office:value-type="string">
            <text:p><text:a xlink:href="http://search.digikey.com/us/en/products/CFR-25JB-1K6/1.6KQBK-ND/141">1.6KQBK-ND</text:a></text:p>
          </table:table-cell>
          <table:table-cell table:style-name="ce14" office:value-type="currency" office:currency="USD" office:value="0.082">
            <text:p>$0.08</text:p>
          </table:table-cell>
          <table:table-cell table:style-name="ce14" table:formula="of:=([.G45]*[.J45])" office:value-type="currency" office:currency="USD" office:value="0">
            <text:p>$0.00</text:p>
          </table:table-cell>
          <table:table-cell table:style-name="ce14" table:formula="of:=([.A45]*[.J45])" office:value-type="currency" office:currency="USD" office:value="0.082">
            <text:p>$0.08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R15</text:p>
          </table:table-cell>
          <table:table-cell office:value-type="float" office:value="330">
            <text:p>330</text:p>
          </table:table-cell>
          <table:table-cell table:style-name="ce11" office:value-type="string">
            <text:p>RES 330 OHM 1/4W 5% CARBON FILM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10" office:value-type="string">
            <text:p><text:a xlink:href="http://search.digikey.com/us/en/products/CFR-25JB-330R/330QBK-ND/1636">330QBK-ND</text:a></text:p>
          </table:table-cell>
          <table:table-cell table:style-name="ce14" office:value-type="currency" office:currency="USD" office:value="0.082">
            <text:p>$0.08</text:p>
          </table:table-cell>
          <table:table-cell table:style-name="ce14" table:formula="of:=([.G46]*[.J46])" office:value-type="currency" office:currency="USD" office:value="0">
            <text:p>$0.00</text:p>
          </table:table-cell>
          <table:table-cell table:style-name="ce14" table:formula="of:=([.A46]*[.J46])" office:value-type="currency" office:currency="USD" office:value="0.082">
            <text:p>$0.08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9,10,13,26,27,28,32,33,34,41,42,43,44,45,46,57,58</text:p>
          </table:table-cell>
          <table:table-cell office:value-type="float" office:value="470">
            <text:p>470</text:p>
          </table:table-cell>
          <table:table-cell table:style-name="ce11" office:value-type="string">
            <text:p>RES 470 OHM 1/4W 5% CARBON FILM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0" office:value-type="string">
            <text:p><text:a xlink:href="http://search.digikey.com/us/en/products/CFR-25JB-470R/470QBK-ND/2211">470QBK-ND</text:a></text:p>
          </table:table-cell>
          <table:table-cell table:style-name="ce14" office:value-type="currency" office:currency="USD" office:value="0.082">
            <text:p>$0.08</text:p>
          </table:table-cell>
          <table:table-cell table:style-name="ce14" table:formula="of:=([.G47]*[.J47])" office:value-type="currency" office:currency="USD" office:value="0">
            <text:p>$0.00</text:p>
          </table:table-cell>
          <table:table-cell table:style-name="ce14" table:formula="of:=([.A47]*[.J47])" office:value-type="currency" office:currency="USD" office:value="1.394">
            <text:p>$1.39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0,23</text:p>
          </table:table-cell>
          <table:table-cell office:value-type="string">
            <text:p>5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2"/>
          <table:table-cell table:style-name="ce14"/>
          <table:table-cell table:style-name="ce14" table:formula="of:=([.G48]*[.J48])" office:value-type="currency" office:currency="USD" office:value="0">
            <text:p>$0.00</text:p>
          </table:table-cell>
          <table:table-cell table:style-name="ce14" table:formula="of:=([.A48]*[.J48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4,25,31</text:p>
          </table:table-cell>
          <table:table-cell office:value-type="string">
            <text:p>2.4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 office:value-type="currency" office:currency="USD" office:value="0">
            <text:p>$0.00</text:p>
          </table:table-cell>
          <table:table-cell table:style-name="ce14" table:formula="of:=([.G49]*[.J49])" office:value-type="currency" office:currency="USD" office:value="0">
            <text:p>$0.00</text:p>
          </table:table-cell>
          <table:table-cell table:style-name="ce14" table:formula="of:=([.A49]*[.J49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3.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50]*[.J50])" office:value-type="currency" office:currency="USD" office:value="0">
            <text:p>$0.00</text:p>
          </table:table-cell>
          <table:table-cell table:style-name="ce14" table:formula="of:=([.A50]*[.J50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1.0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/>
          <table:table-cell table:style-name="ce14" table:formula="of:=([.G51]*[.J51])" office:value-type="currency" office:currency="USD" office:value="0">
            <text:p>$0.00</text:p>
          </table:table-cell>
          <table:table-cell table:style-name="ce14" table:formula="of:=([.A51]*[.J51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35,36,37,38,39,40</text:p>
          </table:table-cell>
          <table:table-cell office:value-type="string">
            <text:p>100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12" office:value-type="string">
            <text:p><text:a xlink:href="http://search.digikey.com/us/en/products/CFR-25JB-100K/100KQBK-ND/245">100KQBK-ND</text:a></text:p>
          </table:table-cell>
          <table:table-cell table:style-name="ce14" office:value-type="currency" office:currency="USD" office:value="0.082">
            <text:p>$0.08</text:p>
          </table:table-cell>
          <table:table-cell table:style-name="ce14" table:formula="of:=([.G52]*[.J52])" office:value-type="currency" office:currency="USD" office:value="0">
            <text:p>$0.00</text:p>
          </table:table-cell>
          <table:table-cell table:style-name="ce14" table:formula="of:=([.A52]*[.J52])" office:value-type="currency" office:currency="USD" office:value="0.492">
            <text:p>$0.49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5</text:p>
          </table:table-cell>
          <table:table-cell office:value-type="string">
            <text:p>2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2"/>
          <table:table-cell table:style-name="ce14"/>
          <table:table-cell table:style-name="ce14" table:formula="of:=([.G53]*[.J53])" office:value-type="currency" office:currency="USD" office:value="0">
            <text:p>$0.00</text:p>
          </table:table-cell>
          <table:table-cell table:style-name="ce14" table:formula="of:=([.A53]*[.J53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2</text:p>
          </table:table-cell>
          <table:table-cell office:value-type="string">
            <text:p>1M</text:p>
          </table:table-cell>
          <table:table-cell office:value-type="string">
            <text:p>Optional for Cryst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12"/>
          <table:table-cell table:style-name="ce14"/>
          <table:table-cell table:style-name="ce14" table:formula="of:=([.G54]*[.J54])" office:value-type="currency" office:currency="USD" office:value="0">
            <text:p>$0.00</text:p>
          </table:table-cell>
          <table:table-cell table:style-name="ce14" table:formula="of:=([.A54]*[.J54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ICs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C9S12XDP51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MC9S12XDP512VAL/MC9S12XDP512VAL-ND/1167904">MC9S12XDP512VAL-ND</text:a></text:p>
          </table:table-cell>
          <table:table-cell table:style-name="ce14" office:value-type="currency" office:currency="USD" office:value="22.43">
            <text:p>$22.43</text:p>
          </table:table-cell>
          <table:table-cell table:style-name="ce14" table:formula="of:=([.G57]*[.J57])" office:value-type="currency" office:currency="USD" office:value="0">
            <text:p>$0.00</text:p>
          </table:table-cell>
          <table:table-cell table:style-name="ce14" table:formula="of:=([.A57]*[.J57])" office:value-type="currency" office:currency="USD" office:value="22.43">
            <text:p>$22.43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2,3</text:p>
          </table:table-cell>
          <table:table-cell office:value-type="string">
            <text:p>LM2937EM-5.0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<text:a xlink:href="http://search.digikey.com/us/en/products/LM2937ET-5.0%2FNOPB/LM2937ET-5.0-ND/212651">LM2937ET-5.0-ND</text:a></text:p>
          </table:table-cell>
          <table:table-cell table:style-name="ce14" office:value-type="currency" office:currency="USD" office:value="1.61">
            <text:p>$1.61</text:p>
          </table:table-cell>
          <table:table-cell table:style-name="ce14" table:formula="of:=([.G58]*[.J58])" office:value-type="currency" office:currency="USD" office:value="0">
            <text:p>$0.00</text:p>
          </table:table-cell>
          <table:table-cell table:style-name="ce14" table:formula="of:=([.A58]*[.J58])" office:value-type="currency" office:currency="USD" office:value="3.22">
            <text:p>$3.22</text:p>
          </table:table-cell>
          <table:table-cell table:number-columns-repeated="101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MAX9926UAEE+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13" office:value-type="string">
            <text:p><text:a xlink:href="http://search.digikey.com/us/en/products/MAX9926UAEE%2B/MAX9926UAEE%2B-ND/2062014">MAX9926UAEE+-ND</text:a></text:p>
          </table:table-cell>
          <table:table-cell table:style-name="ce14" office:value-type="currency" office:currency="USD" office:value="3.39">
            <text:p>$3.39</text:p>
          </table:table-cell>
          <table:table-cell table:style-name="ce14" table:formula="of:=([.G59]*[.J59])" office:value-type="currency" office:currency="USD" office:value="0">
            <text:p>$0.00</text:p>
          </table:table-cell>
          <table:table-cell table:style-name="ce14" table:formula="of:=([.A59]*[.J59])" office:value-type="currency" office:currency="USD" office:value="3.39">
            <text:p>$3.39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74LS8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SN74HC86N/296-8375-5-ND/376842">296-8375-5-ND</text:a></text:p>
          </table:table-cell>
          <table:table-cell table:style-name="ce14" office:value-type="currency" office:currency="USD" office:value="0.43">
            <text:p>$0.43</text:p>
          </table:table-cell>
          <table:table-cell table:style-name="ce14" table:formula="of:=([.G60]*[.J60])" office:value-type="currency" office:currency="USD" office:value="0">
            <text:p>$0.00</text:p>
          </table:table-cell>
          <table:table-cell table:style-name="ce14" table:formula="of:=([.A60]*[.J60])" office:value-type="currency" office:currency="USD" office:value="0.43">
            <text:p>$0.4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MPX4100A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MPX4100AP/MPX4100AP-ND/464050">MPX4100AP-ND</text:a></text:p>
          </table:table-cell>
          <table:table-cell table:style-name="ce14" office:value-type="currency" office:currency="USD" office:value="15.84">
            <text:p>$15.84</text:p>
          </table:table-cell>
          <table:table-cell table:style-name="ce14" table:formula="of:=([.G61]*[.J61])" office:value-type="currency" office:currency="USD" office:value="0">
            <text:p>$0.00</text:p>
          </table:table-cell>
          <table:table-cell table:style-name="ce14" table:formula="of:=([.A61]*[.J61])" office:value-type="currency" office:currency="USD" office:value="15.84">
            <text:p>$15.84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FT232R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FT232RL-REEL/768-1007-1-ND/1836402">768-1007-1-ND</text:a></text:p>
          </table:table-cell>
          <table:table-cell table:style-name="ce14" office:value-type="currency" office:currency="USD" office:value="4.5">
            <text:p>$4.50</text:p>
          </table:table-cell>
          <table:table-cell table:style-name="ce14" table:formula="of:=([.G62]*[.J62])" office:value-type="currency" office:currency="USD" office:value="0">
            <text:p>$0.00</text:p>
          </table:table-cell>
          <table:table-cell table:style-name="ce14" table:formula="of:=([.A62]*[.J62])" office:value-type="currency" office:currency="USD" office:value="4.5">
            <text:p>$4.5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8,9</text:p>
          </table:table-cell>
          <table:table-cell office:value-type="string">
            <text:p>4N2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ce10" office:value-type="string">
            <text:p><text:a xlink:href="http://search.digikey.com/us/en/products/4N25/160-1300-5-ND/385762">160-1300-5-ND</text:a></text:p>
          </table:table-cell>
          <table:table-cell table:style-name="ce14" office:value-type="currency" office:currency="USD" office:value="0.55">
            <text:p>$0.55</text:p>
          </table:table-cell>
          <table:table-cell table:style-name="ce14" table:formula="of:=([.G63]*[.J63])" office:value-type="currency" office:currency="USD" office:value="0">
            <text:p>$0.00</text:p>
          </table:table-cell>
          <table:table-cell table:style-name="ce14" table:formula="of:=([.A63]*[.J63])" office:value-type="currency" office:currency="USD" office:value="1.1">
            <text:p>$1.10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Crystal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.0MHz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<text:a xlink:href="http://search.digikey.com/us/en/products/ECS-160-20-4/X176-ND/83017">X176-ND</text:a></text:p>
          </table:table-cell>
          <table:table-cell table:style-name="ce14" office:value-type="currency" office:currency="USD" office:value="0.81">
            <text:p>$0.81</text:p>
          </table:table-cell>
          <table:table-cell table:style-name="ce14" table:formula="of:=([.G66]*[.J66])" office:value-type="currency" office:currency="USD" office:value="0">
            <text:p>$0.00</text:p>
          </table:table-cell>
          <table:table-cell table:style-name="ce14" table:formula="of:=([.A66]*[.J66])" office:value-type="currency" office:currency="USD" office:value="0.81">
            <text:p>$0.81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Printed Circuit Board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guar PCB</text:p>
          </table:table-cell>
          <table:table-cell office:value-type="string">
            <text:p>Estimate ONL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/>
          <table:table-cell table:style-name="ce14" office:value-type="currency" office:currency="USD" office:value="50">
            <text:p>$50.00</text:p>
          </table:table-cell>
          <table:table-cell table:style-name="ce14" table:formula="of:=([.G69]*[.J69])" office:value-type="currency" office:currency="USD" office:value="0">
            <text:p>$0.00</text:p>
          </table:table-cell>
          <table:table-cell table:style-name="ce14" table:formula="of:=([.A69]*[.J69])" office:value-type="currency" office:currency="USD" office:value="50">
            <text:p>$5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"/>
          <table:table-cell table:style-name="ce14" table:number-columns-repeated="3"/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US Dollars</text:p>
          </table:table-cell>
          <table:table-cell table:style-name="ce14" table:formula="of:=SUM([.K2:.K69])" office:value-type="currency" office:currency="USD" office:value="40.65">
            <text:p>$40.65</text:p>
          </table:table-cell>
          <table:table-cell table:style-name="ce14" table:formula="of:=SUM([.L2:.L69])" office:value-type="currency" office:currency="USD" office:value="152.708">
            <text:p>$152.71</text:p>
          </table:table-cell>
          <table:table-cell office:value-type="string">
            <text:p>Not including shipping</text:p>
          </table:table-cell>
          <table:table-cell table:number-columns-repeated="1011"/>
        </table:table-row>
        <table:table-row table:style-name="ro1" table:number-rows-repeated="3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6:Sheet1.AMJ10485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01/23/2012</text:date>, <text:time>17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3T17:16:00</dc:date>
    <meta:editing-cycles>93</meta:editing-cycles>
    <meta:editing-duration>PT16H12M40S</meta:editing-duration>
    <meta:document-statistic meta:table-count="1" meta:cell-count="522" meta:object-count="0"/>
  </office:meta>
</office:document-meta>
</file>